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4.1022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250" table:style-name="ce4">
            <text:p>25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250" table:style-name="ce4">
            <text:p>25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68 <text:s/>Колбаса Особая ТМ Особый рецепт, 0,5 кг, 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40" table:style-name="ce4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200" table:style-name="ce4">
            <text:p>2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60" table:style-name="ce4">
            <text:p>6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110" table:style-name="ce4">
            <text:p>11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40 <text:s/>Колбаса Салями охотничья, ВЕС. ПОКОМ, кг</text:p>
          </table:table-cell>
          <table:table-cell office:value-type="float" office:value="6" table:style-name="ce4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60" table:style-name="ce4">
            <text:p>6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120" table:style-name="ce4">
            <text:p>12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70" table:style-name="ce4">
            <text:p>7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200" table:style-name="ce4">
            <text:p>2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500" table:style-name="ce4">
            <text:p>5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63 <text:s/>Шпикачки Стародворские, ВЕС. <text:s/>ПОКОМ, кг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3">
          <table:table-cell office:value-type="string" table:style-name="ce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15" table:style-name="ce4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Ветчина Вязанка с индейкой вес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office:value-type="float" office:value="120" table:style-name="ce4">
            <text:p>120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2671" table:formula="of:=SUM([.B2:.B52])" table:style-name="ce1">
            <text:p>2671</text:p>
          </table:table-cell>
          <table:table-cell table:number-columns-repeated="16382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3-09-26T06:50:09Z</dc:date>
    <meta:editing-cycles>47</meta:editing-cycles>
    <meta:editing-duration>PT52417S</meta:editing-duration>
  </office:meta>
</office:document-meta>
</file>